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wiss 721 SWA" svg:font-family="'Swiss 721 SWA', 'Helvetica Neue', Helvetica, Arial, 'Nimbus Sans L', sans-serif"/>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text-properties fo:font-variant="normal" fo:text-transform="none" fo:color="#000000" style:font-name="Arial" fo:font-size="14pt" fo:letter-spacing="normal" fo:font-style="normal" fo:font-weight="bold" style:font-size-asian="14pt" style:font-size-complex="14pt"/>
    </style:style>
    <style:style style:name="P2" style:family="paragraph" style:parent-style-name="Standard">
      <style:text-properties officeooo:rsid="000cdc74" officeooo:paragraph-rsid="000cdc7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Get sorted with sort at the command line</text:h>
      <text:p text:style-name="P2">Reorganize your data in a format that makes sense to you—right from the Linux, BSD, or Mac terminal—with the sort command.</text:p>
      <text:p text:style-name="P2"/>
      <text:p text:style-name="P2">If you've ever used a spreadsheet application, then you know that rows can be sorted by the contents of a column. For instance, if you have a list of expenses, you might want to sort them by date or by ascending price or by category, and so on. If you're comfortable using a terminal, you may not want to have to use a big office application just to sort text data. And that's exactly what the sort command is for.</text:p>
      <text:p text:style-name="P2"/>
      <text:p text:style-name="P2">Installing</text:p>
      <text:p text:style-name="P2">More Linux resources</text:p>
      <text:p text:style-name="P2">Linux commands cheat sheet</text:p>
      <text:p text:style-name="P2">Advanced Linux commands cheat sheet</text:p>
      <text:p text:style-name="P2">Linux networking cheat sheet</text:p>
      <text:p text:style-name="P2">SELinux cheat sheet</text:p>
      <text:p text:style-name="P2">Linux common commands cheat sheet</text:p>
      <text:p text:style-name="P2">What are Linux containers?</text:p>
      <text:p text:style-name="P2">Our latest Linux articles</text:p>
      <text:p text:style-name="P2">You don't need to install sort because it's invariably included on any POSIX system. On most Linux systems, the sort command is bundled in a collection of utilities from the GNU organization. On other POSIX systems, such as BSD and Mac, the default sort command is not from GNU, so some options may differ. I'll attempt to account for both GNU and BSD implementations in this article.</text:p>
      <text:p text:style-name="P2">Sort lines alphabetically</text:p>
      <text:p text:style-name="P2">The sort command, by default, looks at the first character of each line of a file and outputs each line in ascending alphabetic order. In the event that two characters on multiple lines are the same, it considers the next character. For example:</text:p>
      <text:p text:style-name="P2"/>
      <text:p text:style-name="P2">$ cat distro.list</text:p>
      <text:p text:style-name="P2">Slackware</text:p>
      <text:p text:style-name="P2">Fedora</text:p>
      <text:p text:style-name="P2">Red Hat Enterprise Linux</text:p>
      <text:p text:style-name="P2">Ubuntu</text:p>
      <text:p text:style-name="P2">Arch</text:p>
      <text:p text:style-name="P2">1337</text:p>
      <text:p text:style-name="P2">Mint</text:p>
      <text:p text:style-name="P2">Mageia</text:p>
      <text:p text:style-name="P2">Debian</text:p>
      <text:p text:style-name="P2">$ sort distro.list</text:p>
      <text:p text:style-name="P2">1337</text:p>
      <text:p text:style-name="P2">Arch</text:p>
      <text:p text:style-name="P2">Debian</text:p>
      <text:p text:style-name="P2">Fedora</text:p>
      <text:p text:style-name="P2">Mageia</text:p>
      <text:p text:style-name="P2">Mint</text:p>
      <text:p text:style-name="P2">Red Hat Enterprise Linux</text:p>
      <text:p text:style-name="P2">Slackware</text:p>
      <text:p text:style-name="P2"><text:soft-page-break/>Ubuntu</text:p>
      <text:p text:style-name="P2">Using sort doesn't change the original file. Sort is a filter, so if you want to preserve your data in its sorted form, you must redirect the output using either &gt; or tee:</text:p>
      <text:p text:style-name="P2"/>
      <text:p text:style-name="P2">$ sort distro.list | tee distro.sorted</text:p>
      <text:p text:style-name="P2">1337</text:p>
      <text:p text:style-name="P2">Arch</text:p>
      <text:p text:style-name="P2">Debian</text:p>
      <text:p text:style-name="P2">[...]</text:p>
      <text:p text:style-name="P2">$ cat distro.sorted</text:p>
      <text:p text:style-name="P2">1337</text:p>
      <text:p text:style-name="P2">Arch</text:p>
      <text:p text:style-name="P2">Debian</text:p>
      <text:p text:style-name="P2">[...]</text:p>
      <text:p text:style-name="P2">Sort by column</text:p>
      <text:p text:style-name="P2">Complex data sets sometimes need to be sorted by something other than the first letter of each line. Imagine, for instance, a list of animals and each one's species and genus, and each "field" (a "cell" in a spreadsheet) is defined by a predictable delimiter character. This is such a common data format for spreadsheet exports that the CSV (comma-separated values) file extension exists to identify such files (although a CSV file doesn't have to be comma-separated, nor does a delimited file have to use the CSV extension to be valid and usable). Consider this example data set:</text:p>
      <text:p text:style-name="P2"/>
      <text:p text:style-name="P2">Aptenodytes;forsteri;Miller,JF;1778;Emperor</text:p>
      <text:p text:style-name="P2">Pygoscelis;papua;Wagler;1832;Gentoo</text:p>
      <text:p text:style-name="P2">Eudyptula;minor;Bonaparte;1867;Little Blue</text:p>
      <text:p text:style-name="P2">Spheniscus;demersus;Brisson;1760;African</text:p>
      <text:p text:style-name="P2">Megadyptes;antipodes;Milne-Edwards;1880;Yellow-eyed</text:p>
      <text:p text:style-name="P2">Eudyptes;chrysocome;Viellot;1816;Southern Rockhopper</text:p>
      <text:p text:style-name="P2">Torvaldis;linux;Ewing,L;1996;Tux</text:p>
      <text:p text:style-name="P2">Given this sample data set, you can use the --field-separator (use -t on BSD and Mac—or on GNU to reduce typing) option to set the delimiting character to a semicolon (because this example uses semicolons instead of commas, but it could use any character), and use the --key (-k on BSD and Mac or on GNU to reduce typing) option to define which field to sort by. For example, to sort by the second field (starting at 1, not 0) of each line:</text:p>
      <text:p text:style-name="P2"/>
      <text:p text:style-name="P2">sort --field-separator=";" --key=2</text:p>
      <text:p text:style-name="P2">Megadyptes;antipodes;Milne-Edwards;1880;Yellow-eyed</text:p>
      <text:p text:style-name="P2">Eudyptes;chrysocome;Viellot;1816;Sothern Rockhopper</text:p>
      <text:p text:style-name="P2">Spheniscus;demersus;Brisson;1760;African</text:p>
      <text:p text:style-name="P2">Aptenodytes;forsteri;Miller,JF;1778;Emperor</text:p>
      <text:p text:style-name="P2">Torvaldis;linux;Ewing,L;1996;Tux</text:p>
      <text:p text:style-name="P2">Eudyptula;minor;Bonaparte;1867;Little Blue</text:p>
      <text:p text:style-name="P2">Pygoscelis;papua;Wagler;1832;Gentoo</text:p>
      <text:p text:style-name="P2">That's somewhat difficult to read, but Unix is famous for its pipe method of constructing commands, so you can use the column command to "prettify" the output. Using GNU column:</text:p>
      <text:p text:style-name="P2"/>
      <text:p text:style-name="P2">$ sort --field-separator=";" \</text:p>
      <text:p text:style-name="P2">--key=2 penguins.list | \</text:p>
      <text:p text:style-name="P2">column --table --separator ";"</text:p>
      <text:p text:style-name="P2"><text:soft-page-break/>Megadyptes <text:s text:c="2"/>antipodes <text:s text:c="2"/>Milne-Edwards <text:s/>1880 <text:s/>Yellow-eyed</text:p>
      <text:p text:style-name="P2">Eudyptes <text:s text:c="4"/>chrysocome <text:s/>Viellot <text:s text:c="7"/>1816 <text:s/>Southern Rockhopper</text:p>
      <text:p text:style-name="P2">Spheniscus <text:s text:c="2"/>demersus <text:s text:c="3"/>Brisson <text:s text:c="7"/>1760 <text:s/>African</text:p>
      <text:p text:style-name="P2">Aptenodytes <text:s/>forsteri <text:s text:c="3"/>Miller,JF <text:s text:c="5"/>1778 <text:s/>Emperor</text:p>
      <text:p text:style-name="P2">Torvaldis <text:s text:c="3"/>linux <text:s text:c="6"/>Ewing,L <text:s text:c="7"/>1996 <text:s/>Tux</text:p>
      <text:p text:style-name="P2">Eudyptula <text:s text:c="3"/>minor <text:s text:c="6"/>Bonaparte <text:s text:c="5"/>1867 <text:s/>Little Blue</text:p>
      <text:p text:style-name="P2">Pygoscelis <text:s text:c="2"/>papua <text:s text:c="6"/>Wagler <text:s text:c="8"/>1832 <text:s/>Gentoo</text:p>
      <text:p text:style-name="P2">Slightly more cryptic to the new user (but shorter to type), the command options on BSD and Mac:</text:p>
      <text:p text:style-name="P2"/>
      <text:p text:style-name="P2">$ sort -t ";" \</text:p>
      <text:p text:style-name="P2">-k2 penguins.list | column -t -s ";"</text:p>
      <text:p text:style-name="P2">Megadyptes <text:s text:c="2"/>antipodes <text:s text:c="2"/>Milne-Edwards <text:s/>1880 <text:s/>Yellow-eyed</text:p>
      <text:p text:style-name="P2">Eudyptes <text:s text:c="4"/>chrysocome <text:s/>Viellot <text:s text:c="7"/>1816 <text:s/>Southern Rockhopper</text:p>
      <text:p text:style-name="P2">Spheniscus <text:s text:c="2"/>demersus <text:s text:c="3"/>Brisson <text:s text:c="7"/>1760 <text:s/>African</text:p>
      <text:p text:style-name="P2">Aptenodytes <text:s/>forsteri <text:s text:c="3"/>Miller,JF <text:s text:c="5"/>1778 <text:s/>Emperor</text:p>
      <text:p text:style-name="P2">Torvaldis <text:s text:c="3"/>linux <text:s text:c="6"/>Ewing,L <text:s text:c="7"/>1996 <text:s/>Tux</text:p>
      <text:p text:style-name="P2">Eudyptula <text:s text:c="3"/>minor <text:s text:c="6"/>Bonaparte <text:s text:c="5"/>1867 <text:s/>Little Blue</text:p>
      <text:p text:style-name="P2">Pygoscelis <text:s text:c="2"/>papua <text:s text:c="6"/>Wagler <text:s text:c="8"/>1832 <text:s/>Gentoo</text:p>
      <text:p text:style-name="P2">The key definition doesn't have to be set to 2, of course. Any existing field may be used as the sorting key.</text:p>
      <text:p text:style-name="P2"/>
      <text:p text:style-name="P2">Reverse sort</text:p>
      <text:p text:style-name="P2">You can reverse the order of a sorted list with the --reverse (-r on BSD or Mac or GNU for brevity):</text:p>
      <text:p text:style-name="P2"/>
      <text:p text:style-name="P2">$ sort --reverse alphabet.list</text:p>
      <text:p text:style-name="P2">z</text:p>
      <text:p text:style-name="P2">y</text:p>
      <text:p text:style-name="P2">x</text:p>
      <text:p text:style-name="P2">w</text:p>
      <text:p text:style-name="P2">[...]</text:p>
      <text:p text:style-name="P2">You can achieve the same result by piping the output of a normal sort through tac.</text:p>
      <text:p text:style-name="P2"/>
      <text:p text:style-name="P2">Sorting by month (GNU only)</text:p>
      <text:p text:style-name="P2">In a perfect world, everyone would write dates according to the ISO 8601 standard: year, month, day. It's a logical method of specifying a unique date, and it's easy for computers to understand. And yet quite often, humans use other means of identifying dates, including months with pretty arbitrary names.</text:p>
      <text:p text:style-name="P2"/>
      <text:p text:style-name="P2">Fortunately, the GNU sort command accounts for this and is able to sort correctly by month name. Use the --month-sort (-M) option:</text:p>
      <text:p text:style-name="P2"/>
      <text:p text:style-name="P2">$ cat month.list</text:p>
      <text:p text:style-name="P2">November</text:p>
      <text:p text:style-name="P2">October</text:p>
      <text:p text:style-name="P2">September</text:p>
      <text:p text:style-name="P2">April</text:p>
      <text:p text:style-name="P2">[...]</text:p>
      <text:p text:style-name="P2">$ sort --month-sort month.list</text:p>
      <text:p text:style-name="P2">January</text:p>
      <text:p text:style-name="P2">February</text:p>
      <text:p text:style-name="P2"><text:soft-page-break/>March</text:p>
      <text:p text:style-name="P2">April</text:p>
      <text:p text:style-name="P2">May</text:p>
      <text:p text:style-name="P2">[...]</text:p>
      <text:p text:style-name="P2">November</text:p>
      <text:p text:style-name="P2">December</text:p>
      <text:p text:style-name="P2">Months may be identified by their full name or some portion of their names.</text:p>
      <text:p text:style-name="P2"/>
      <text:p text:style-name="P2">Human-readable numeric sort (GNU only)</text:p>
      <text:p text:style-name="P2">Another common point of confusion between humans and computers is groups of numbers. For instance, humans often write "1024 kilobytes" as "1KB" because it's easier and quicker for the human brain to parse "1KB" than "1024" (and it gets easier the larger the number becomes). To a computer, though, a string such as 9KB is larger than, for instance, 1MB (even though 9KB is only a fraction of a megabyte). The GNU sort command provides the --human-numeric-sort (-h) option to help parse these values correctly.</text:p>
      <text:p text:style-name="P2"/>
      <text:p text:style-name="P2">$ cat sizes.list</text:p>
      <text:p text:style-name="P2">2M</text:p>
      <text:p text:style-name="P2">12MB</text:p>
      <text:p text:style-name="P2">1k</text:p>
      <text:p text:style-name="P2">9k</text:p>
      <text:p text:style-name="P2">900</text:p>
      <text:p text:style-name="P2">7000</text:p>
      <text:p text:style-name="P2">$ sort --human-numeric-sort</text:p>
      <text:p text:style-name="P2">900</text:p>
      <text:p text:style-name="P2">7000</text:p>
      <text:p text:style-name="P2">1k</text:p>
      <text:p text:style-name="P2">9k</text:p>
      <text:p text:style-name="P2">2M</text:p>
      <text:p text:style-name="P2">12MB</text:p>
      <text:p text:style-name="P2">There are some inconsistencies. For example, 16,000 bytes is greater than 1KB, but sort fails to recognize that:</text:p>
      <text:p text:style-name="P2"/>
      <text:p text:style-name="P2">$ cat sizes0.list</text:p>
      <text:p text:style-name="P2">2M</text:p>
      <text:p text:style-name="P2">12MB</text:p>
      <text:p text:style-name="P2">16000</text:p>
      <text:p text:style-name="P2">1k</text:p>
      <text:p text:style-name="P2">$ sort -h sizes0.list</text:p>
      <text:p text:style-name="P2">16000</text:p>
      <text:p text:style-name="P2">1k</text:p>
      <text:p text:style-name="P2">2M</text:p>
      <text:p text:style-name="P2">12MB</text:p>
      <text:p text:style-name="P2">Logically, 16,000 should be written 16KB in this context, so GNU sort is not entirely to blame. As long as you are sure that your numbers are consistent, the --human-numeric-sort can help parse human-readable numbers in a computer-friendly way.</text:p>
      <text:p text:style-name="P2"/>
      <text:p text:style-name="P2">Randomized sort (GNU only)</text:p>
      <text:p text:style-name="P2"><text:soft-page-break/>Sometimes utilities provide the option to do the opposite of what they're meant to do. In a way, it makes no sense for a sort command to have the ability to "sort" a file randomly. Then again, the workflow of the command makes it a convenient feature to have. You could use a different command, like shuf, or you could just add an option to the command you're using. Whether it's bloat or ingenious UX design, the GNU sort command provides the means to sort a file arbitrarily.</text:p>
      <text:p text:style-name="P2"/>
      <text:p text:style-name="P2">The purest form of arbitrary sorting is the --random-sort or -R option (not to be confused with the -r option, which is short for --reverse).</text:p>
      <text:p text:style-name="P2"/>
      <text:p text:style-name="P2">$ sort --random-sort alphabet.list</text:p>
      <text:p text:style-name="P2">d</text:p>
      <text:p text:style-name="P2">m</text:p>
      <text:p text:style-name="P2">p</text:p>
      <text:p text:style-name="P2">a</text:p>
      <text:p text:style-name="P2">[...]</text:p>
      <text:p text:style-name="P2">You can run a random sort multiple times on a file for different results each time.</text:p>
      <text:p text:style-name="P2"/>
      <text:p text:style-name="P2">Sorted</text:p>
      <text:p text:style-name="P2">There are many more features available with the sort GNU and BSD commands, so spend some time getting to know the options. You'll be surprised at how flexible sort can be, especially when it's combined with other Unix utilit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Swiss 721 SWA" svg:font-family="'Swiss 721 SWA', 'Helvetica Neue', Helvetica, Arial, 'Nimbus Sans L', sans-serif"/>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5T09:22:15.272000000</meta:creation-date>
    <dc:date>2019-11-05T09:23:32.083000000</dc:date>
    <meta:editing-duration>PT1M17S</meta:editing-duration>
    <meta:editing-cycles>2</meta:editing-cycles>
    <meta:generator>LibreOffice/5.3.6.1$Windows_X86_64 LibreOffice_project/686f202eff87ef707079aeb7f485847613344eb7</meta:generator>
    <meta:document-statistic meta:table-count="0" meta:image-count="0" meta:object-count="0" meta:page-count="5" meta:paragraph-count="154" meta:word-count="1250" meta:character-count="7786" meta:non-whitespace-character-count="6529"/>
  </office:meta>
</office:document-meta>
</file>